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5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1CM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71.573291178" calcext:value-type="float">
            <text:p>271,573291178</text:p>
          </table:table-cell>
          <table:table-cell office:value-type="float" office:value="251.190784462" calcext:value-type="float">
            <text:p>251,190784462</text:p>
          </table:table-cell>
          <table:table-cell office:value-type="float" office:value="234.290028176" calcext:value-type="float">
            <text:p>234,290028176</text:p>
          </table:table-cell>
          <table:table-cell office:value-type="float" office:value="240.568604018" calcext:value-type="float">
            <text:p>240,568604018</text:p>
          </table:table-cell>
          <table:table-cell office:value-type="float" office:value="243.064479604" calcext:value-type="float">
            <text:p>243,064479604</text:p>
          </table:table-cell>
          <table:table-cell office:value-type="float" office:value="253.005449898" calcext:value-type="float">
            <text:p>253,005449898</text:p>
          </table:table-cell>
          <table:table-cell office:value-type="float" office:value="248.183959751" calcext:value-type="float">
            <text:p>248,183959751</text:p>
          </table:table-cell>
          <table:table-cell office:value-type="float" office:value="253.01122923" calcext:value-type="float">
            <text:p>253,01122923</text:p>
          </table:table-cell>
          <table:table-cell office:value-type="float" office:value="243.18202674" calcext:value-type="float">
            <text:p>243,18202674</text:p>
          </table:table-cell>
          <table:table-cell office:value-type="float" office:value="256.63206642" calcext:value-type="float">
            <text:p>256,63206642</text:p>
          </table:table-cell>
          <table:table-cell/>
          <table:table-cell table:formula="of:=TRIMMEAN([.B2:.K2];0.2)" office:value-type="float" office:value="248.604825015375" calcext:value-type="float">
            <text:p>248,6048250154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89.393372326" calcext:value-type="float">
            <text:p>289,393372326</text:p>
          </table:table-cell>
          <table:table-cell office:value-type="float" office:value="260.072208165" calcext:value-type="float">
            <text:p>260,072208165</text:p>
          </table:table-cell>
          <table:table-cell office:value-type="float" office:value="240.444878512" calcext:value-type="float">
            <text:p>240,444878512</text:p>
          </table:table-cell>
          <table:table-cell office:value-type="float" office:value="241.915961814" calcext:value-type="float">
            <text:p>241,915961814</text:p>
          </table:table-cell>
          <table:table-cell office:value-type="float" office:value="246.036755962" calcext:value-type="float">
            <text:p>246,036755962</text:p>
          </table:table-cell>
          <table:table-cell office:value-type="float" office:value="245.277973012" calcext:value-type="float">
            <text:p>245,277973012</text:p>
          </table:table-cell>
          <table:table-cell office:value-type="float" office:value="246.601813586" calcext:value-type="float">
            <text:p>246,601813586</text:p>
          </table:table-cell>
          <table:table-cell office:value-type="float" office:value="258.439590842" calcext:value-type="float">
            <text:p>258,439590842</text:p>
          </table:table-cell>
          <table:table-cell office:value-type="float" office:value="248.839616698" calcext:value-type="float">
            <text:p>248,839616698</text:p>
          </table:table-cell>
          <table:table-cell office:value-type="float" office:value="257.299474128" calcext:value-type="float">
            <text:p>257,299474128</text:p>
          </table:table-cell>
          <table:table-cell/>
          <table:table-cell table:formula="of:=TRIMMEAN([.B3:.K3];0.2)" office:value-type="float" office:value="250.560424275875" calcext:value-type="float">
            <text:p>250,5604242759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59.649016675" calcext:value-type="float">
            <text:p>259,649016675</text:p>
          </table:table-cell>
          <table:table-cell office:value-type="float" office:value="261.985321077" calcext:value-type="float">
            <text:p>261,985321077</text:p>
          </table:table-cell>
          <table:table-cell office:value-type="float" office:value="243.232079413" calcext:value-type="float">
            <text:p>243,232079413</text:p>
          </table:table-cell>
          <table:table-cell office:value-type="float" office:value="252.728645765" calcext:value-type="float">
            <text:p>252,728645765</text:p>
          </table:table-cell>
          <table:table-cell office:value-type="float" office:value="262.534263758" calcext:value-type="float">
            <text:p>262,534263758</text:p>
          </table:table-cell>
          <table:table-cell office:value-type="float" office:value="243.303360316" calcext:value-type="float">
            <text:p>243,303360316</text:p>
          </table:table-cell>
          <table:table-cell office:value-type="float" office:value="247.548101514" calcext:value-type="float">
            <text:p>247,548101514</text:p>
          </table:table-cell>
          <table:table-cell office:value-type="float" office:value="264.285714455" calcext:value-type="float">
            <text:p>264,285714455</text:p>
          </table:table-cell>
          <table:table-cell office:value-type="float" office:value="254.311144873" calcext:value-type="float">
            <text:p>254,311144873</text:p>
          </table:table-cell>
          <table:table-cell office:value-type="float" office:value="265.643142279" calcext:value-type="float">
            <text:p>265,643142279</text:p>
          </table:table-cell>
          <table:table-cell/>
          <table:table-cell table:formula="of:=TRIMMEAN([.B4:.K4];0.2)" office:value-type="float" office:value="255.793196054125" calcext:value-type="float">
            <text:p>255,7931960541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83.705906518" calcext:value-type="float">
            <text:p>283,705906518</text:p>
          </table:table-cell>
          <table:table-cell office:value-type="float" office:value="270.559169334" calcext:value-type="float">
            <text:p>270,559169334</text:p>
          </table:table-cell>
          <table:table-cell office:value-type="float" office:value="246.630560445" calcext:value-type="float">
            <text:p>246,630560445</text:p>
          </table:table-cell>
          <table:table-cell office:value-type="float" office:value="256.56802991" calcext:value-type="float">
            <text:p>256,56802991</text:p>
          </table:table-cell>
          <table:table-cell office:value-type="float" office:value="264.43384207" calcext:value-type="float">
            <text:p>264,43384207</text:p>
          </table:table-cell>
          <table:table-cell office:value-type="float" office:value="246.365082092" calcext:value-type="float">
            <text:p>246,365082092</text:p>
          </table:table-cell>
          <table:table-cell office:value-type="float" office:value="256.73675803" calcext:value-type="float">
            <text:p>256,73675803</text:p>
          </table:table-cell>
          <table:table-cell office:value-type="float" office:value="267.919191777" calcext:value-type="float">
            <text:p>267,919191777</text:p>
          </table:table-cell>
          <table:table-cell office:value-type="float" office:value="252.701907177" calcext:value-type="float">
            <text:p>252,701907177</text:p>
          </table:table-cell>
          <table:table-cell office:value-type="float" office:value="269.003921156" calcext:value-type="float">
            <text:p>269,003921156</text:p>
          </table:table-cell>
          <table:table-cell/>
          <table:table-cell table:formula="of:=TRIMMEAN([.B5:.K5];0.2)" office:value-type="float" office:value="260.569172487375" calcext:value-type="float">
            <text:p>260,5691724874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89.301048968" calcext:value-type="float">
            <text:p>289,301048968</text:p>
          </table:table-cell>
          <table:table-cell office:value-type="float" office:value="273.022472211" calcext:value-type="float">
            <text:p>273,022472211</text:p>
          </table:table-cell>
          <table:table-cell office:value-type="float" office:value="244.681444628" calcext:value-type="float">
            <text:p>244,681444628</text:p>
          </table:table-cell>
          <table:table-cell office:value-type="float" office:value="237.419590883" calcext:value-type="float">
            <text:p>237,419590883</text:p>
          </table:table-cell>
          <table:table-cell office:value-type="float" office:value="256.27418487" calcext:value-type="float">
            <text:p>256,27418487</text:p>
          </table:table-cell>
          <table:table-cell office:value-type="float" office:value="237.360375458" calcext:value-type="float">
            <text:p>237,360375458</text:p>
          </table:table-cell>
          <table:table-cell office:value-type="float" office:value="246.872996873" calcext:value-type="float">
            <text:p>246,872996873</text:p>
          </table:table-cell>
          <table:table-cell office:value-type="float" office:value="259.461405858" calcext:value-type="float">
            <text:p>259,461405858</text:p>
          </table:table-cell>
          <table:table-cell office:value-type="float" office:value="245.925739026" calcext:value-type="float">
            <text:p>245,925739026</text:p>
          </table:table-cell>
          <table:table-cell office:value-type="float" office:value="266.696967203" calcext:value-type="float">
            <text:p>266,696967203</text:p>
          </table:table-cell>
          <table:table-cell/>
          <table:table-cell table:formula="of:=TRIMMEAN([.B6:.K6];0.2)" office:value-type="float" office:value="253.794350194" calcext:value-type="float">
            <text:p>253,794350194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69.794198172" calcext:value-type="float">
            <text:p>269,794198172</text:p>
          </table:table-cell>
          <table:table-cell office:value-type="float" office:value="275.278330031" calcext:value-type="float">
            <text:p>275,278330031</text:p>
          </table:table-cell>
          <table:table-cell office:value-type="float" office:value="248.073682816" calcext:value-type="float">
            <text:p>248,073682816</text:p>
          </table:table-cell>
          <table:table-cell office:value-type="float" office:value="259.269753185" calcext:value-type="float">
            <text:p>259,269753185</text:p>
          </table:table-cell>
          <table:table-cell office:value-type="float" office:value="271.055829183" calcext:value-type="float">
            <text:p>271,055829183</text:p>
          </table:table-cell>
          <table:table-cell office:value-type="float" office:value="249.042173077" calcext:value-type="float">
            <text:p>249,042173077</text:p>
          </table:table-cell>
          <table:table-cell office:value-type="float" office:value="256.60638556" calcext:value-type="float">
            <text:p>256,60638556</text:p>
          </table:table-cell>
          <table:table-cell office:value-type="float" office:value="267.866871932" calcext:value-type="float">
            <text:p>267,866871932</text:p>
          </table:table-cell>
          <table:table-cell office:value-type="float" office:value="261.589822032" calcext:value-type="float">
            <text:p>261,589822032</text:p>
          </table:table-cell>
          <table:table-cell office:value-type="float" office:value="288.707104671" calcext:value-type="float">
            <text:p>288,707104671</text:p>
          </table:table-cell>
          <table:table-cell/>
          <table:table-cell table:formula="of:=TRIMMEAN([.B7:.K7];0.2)" office:value-type="float" office:value="263.8129203965" calcext:value-type="float">
            <text:p>263,8129203965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262.112292873" calcext:value-type="float">
            <text:p>262,112292873</text:p>
          </table:table-cell>
          <table:table-cell office:value-type="float" office:value="261.223898117" calcext:value-type="float">
            <text:p>261,223898117</text:p>
          </table:table-cell>
          <table:table-cell office:value-type="float" office:value="256.274609455" calcext:value-type="float">
            <text:p>256,274609455</text:p>
          </table:table-cell>
          <table:table-cell office:value-type="float" office:value="262.314212663" calcext:value-type="float">
            <text:p>262,314212663</text:p>
          </table:table-cell>
          <table:table-cell office:value-type="float" office:value="256.695499841" calcext:value-type="float">
            <text:p>256,695499841</text:p>
          </table:table-cell>
          <table:table-cell office:value-type="float" office:value="256.944285778" calcext:value-type="float">
            <text:p>256,944285778</text:p>
          </table:table-cell>
          <table:table-cell office:value-type="float" office:value="260.463078473" calcext:value-type="float">
            <text:p>260,463078473</text:p>
          </table:table-cell>
          <table:table-cell office:value-type="float" office:value="263.664051302" calcext:value-type="float">
            <text:p>263,664051302</text:p>
          </table:table-cell>
          <table:table-cell office:value-type="float" office:value="263.233384762" calcext:value-type="float">
            <text:p>263,233384762</text:p>
          </table:table-cell>
          <table:table-cell office:value-type="float" office:value="266.22345305" calcext:value-type="float">
            <text:p>266,22345305</text:p>
          </table:table-cell>
          <table:table-cell/>
          <table:table-cell table:formula="of:=TRIMMEAN([.B8:.K8];0.2)" office:value-type="float" office:value="260.831337976125" calcext:value-type="float">
            <text:p>260,8313379761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253.456842712" calcext:value-type="float">
            <text:p>253,456842712</text:p>
          </table:table-cell>
          <table:table-cell office:value-type="float" office:value="279.554229259" calcext:value-type="float">
            <text:p>279,554229259</text:p>
          </table:table-cell>
          <table:table-cell office:value-type="float" office:value="248.814457958" calcext:value-type="float">
            <text:p>248,814457958</text:p>
          </table:table-cell>
          <table:table-cell office:value-type="float" office:value="243.399806886" calcext:value-type="float">
            <text:p>243,399806886</text:p>
          </table:table-cell>
          <table:table-cell office:value-type="float" office:value="257.908130064" calcext:value-type="float">
            <text:p>257,908130064</text:p>
          </table:table-cell>
          <table:table-cell office:value-type="float" office:value="250.769332521" calcext:value-type="float">
            <text:p>250,769332521</text:p>
          </table:table-cell>
          <table:table-cell office:value-type="float" office:value="259.976712167" calcext:value-type="float">
            <text:p>259,976712167</text:p>
          </table:table-cell>
          <table:table-cell office:value-type="float" office:value="290.271875376" calcext:value-type="float">
            <text:p>290,271875376</text:p>
          </table:table-cell>
          <table:table-cell office:value-type="float" office:value="259.796015942" calcext:value-type="float">
            <text:p>259,796015942</text:p>
          </table:table-cell>
          <table:table-cell office:value-type="float" office:value="270.589762943" calcext:value-type="float">
            <text:p>270,589762943</text:p>
          </table:table-cell>
          <table:table-cell/>
          <table:table-cell table:formula="of:=TRIMMEAN([.B9:.K9];0.2)" office:value-type="float" office:value="260.10818544575" calcext:value-type="float">
            <text:p>260,1081854458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59.656363428" calcext:value-type="float">
            <text:p>259,656363428</text:p>
          </table:table-cell>
          <table:table-cell office:value-type="float" office:value="264.828209506" calcext:value-type="float">
            <text:p>264,828209506</text:p>
          </table:table-cell>
          <table:table-cell office:value-type="float" office:value="246.605690462" calcext:value-type="float">
            <text:p>246,605690462</text:p>
          </table:table-cell>
          <table:table-cell office:value-type="float" office:value="248.434094364" calcext:value-type="float">
            <text:p>248,434094364</text:p>
          </table:table-cell>
          <table:table-cell office:value-type="float" office:value="265.901743472" calcext:value-type="float">
            <text:p>265,901743472</text:p>
          </table:table-cell>
          <table:table-cell office:value-type="float" office:value="242.156094043" calcext:value-type="float">
            <text:p>242,156094043</text:p>
          </table:table-cell>
          <table:table-cell office:value-type="float" office:value="268.735917089" calcext:value-type="float">
            <text:p>268,735917089</text:p>
          </table:table-cell>
          <table:table-cell office:value-type="float" office:value="283.131099331" calcext:value-type="float">
            <text:p>283,131099331</text:p>
          </table:table-cell>
          <table:table-cell office:value-type="float" office:value="252.767658771" calcext:value-type="float">
            <text:p>252,767658771</text:p>
          </table:table-cell>
          <table:table-cell office:value-type="float" office:value="275.232812754" calcext:value-type="float">
            <text:p>275,232812754</text:p>
          </table:table-cell>
          <table:table-cell/>
          <table:table-cell table:formula="of:=TRIMMEAN([.B10:.K10];0.2)" office:value-type="float" office:value="260.27031123075" calcext:value-type="float">
            <text:p>260,2703112308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55.525908886" calcext:value-type="float">
            <text:p>255,525908886</text:p>
          </table:table-cell>
          <table:table-cell office:value-type="float" office:value="259.454822995" calcext:value-type="float">
            <text:p>259,454822995</text:p>
          </table:table-cell>
          <table:table-cell office:value-type="float" office:value="244.924244864" calcext:value-type="float">
            <text:p>244,924244864</text:p>
          </table:table-cell>
          <table:table-cell office:value-type="float" office:value="257.736257116" calcext:value-type="float">
            <text:p>257,736257116</text:p>
          </table:table-cell>
          <table:table-cell office:value-type="float" office:value="256.450819616" calcext:value-type="float">
            <text:p>256,450819616</text:p>
          </table:table-cell>
          <table:table-cell office:value-type="float" office:value="245.916745506" calcext:value-type="float">
            <text:p>245,916745506</text:p>
          </table:table-cell>
          <table:table-cell office:value-type="float" office:value="260.51573062" calcext:value-type="float">
            <text:p>260,51573062</text:p>
          </table:table-cell>
          <table:table-cell office:value-type="float" office:value="240.671756843" calcext:value-type="float">
            <text:p>240,671756843</text:p>
          </table:table-cell>
          <table:table-cell office:value-type="float" office:value="256.236828324" calcext:value-type="float">
            <text:p>256,236828324</text:p>
          </table:table-cell>
          <table:table-cell office:value-type="float" office:value="268.444576031" calcext:value-type="float">
            <text:p>268,444576031</text:p>
          </table:table-cell>
          <table:table-cell/>
          <table:table-cell table:formula="of:=TRIMMEAN([.B11:.K11];0.2)" office:value-type="float" office:value="254.595169740875" calcext:value-type="float">
            <text:p>254,5951697409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49.373501536" calcext:value-type="float">
            <text:p>249,373501536</text:p>
          </table:table-cell>
          <table:table-cell office:value-type="float" office:value="251.764732921" calcext:value-type="float">
            <text:p>251,764732921</text:p>
          </table:table-cell>
          <table:table-cell office:value-type="float" office:value="251.888155932" calcext:value-type="float">
            <text:p>251,888155932</text:p>
          </table:table-cell>
          <table:table-cell office:value-type="float" office:value="257.694024331" calcext:value-type="float">
            <text:p>257,694024331</text:p>
          </table:table-cell>
          <table:table-cell office:value-type="float" office:value="250.450376681" calcext:value-type="float">
            <text:p>250,450376681</text:p>
          </table:table-cell>
          <table:table-cell office:value-type="float" office:value="245.68660495" calcext:value-type="float">
            <text:p>245,68660495</text:p>
          </table:table-cell>
          <table:table-cell office:value-type="float" office:value="256.298090584" calcext:value-type="float">
            <text:p>256,298090584</text:p>
          </table:table-cell>
          <table:table-cell office:value-type="float" office:value="243.252295329" calcext:value-type="float">
            <text:p>243,252295329</text:p>
          </table:table-cell>
          <table:table-cell office:value-type="float" office:value="267.439996262" calcext:value-type="float">
            <text:p>267,439996262</text:p>
          </table:table-cell>
          <table:table-cell office:value-type="float" office:value="279.318969904" calcext:value-type="float">
            <text:p>279,318969904</text:p>
          </table:table-cell>
          <table:table-cell/>
          <table:table-cell table:formula="of:=TRIMMEAN([.B12:.K12];0.2)" office:value-type="float" office:value="253.824435399625" calcext:value-type="float">
            <text:p>253,8244353996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63.759686018" calcext:value-type="float">
            <text:p>263,759686018</text:p>
          </table:table-cell>
          <table:table-cell office:value-type="float" office:value="246.380497675" calcext:value-type="float">
            <text:p>246,380497675</text:p>
          </table:table-cell>
          <table:table-cell office:value-type="float" office:value="246.097519276" calcext:value-type="float">
            <text:p>246,097519276</text:p>
          </table:table-cell>
          <table:table-cell office:value-type="float" office:value="261.628637296" calcext:value-type="float">
            <text:p>261,628637296</text:p>
          </table:table-cell>
          <table:table-cell office:value-type="float" office:value="264.917551246" calcext:value-type="float">
            <text:p>264,917551246</text:p>
          </table:table-cell>
          <table:table-cell office:value-type="float" office:value="245.642302848" calcext:value-type="float">
            <text:p>245,642302848</text:p>
          </table:table-cell>
          <table:table-cell office:value-type="float" office:value="256.830866492" calcext:value-type="float">
            <text:p>256,830866492</text:p>
          </table:table-cell>
          <table:table-cell office:value-type="float" office:value="252.884380785" calcext:value-type="float">
            <text:p>252,884380785</text:p>
          </table:table-cell>
          <table:table-cell office:value-type="float" office:value="271.380221246" calcext:value-type="float">
            <text:p>271,380221246</text:p>
          </table:table-cell>
          <table:table-cell office:value-type="float" office:value="253.747032832" calcext:value-type="float">
            <text:p>253,747032832</text:p>
          </table:table-cell>
          <table:table-cell/>
          <table:table-cell table:formula="of:=TRIMMEAN([.B13:.K13];0.2)" office:value-type="float" office:value="255.7807714525" calcext:value-type="float">
            <text:p>255,780771452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table:formula="of:=SUM([.M2:.M13])" office:value-type="float" office:value="3078.54509966887" calcext:value-type="float">
            <text:p>3078,5450996689</text:p>
          </table:table-cell>
        </table:table-row>
      </table:table>
      <table:table table:name="2CM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82.369597054" calcext:value-type="float">
            <text:p>282,369597054</text:p>
          </table:table-cell>
          <table:table-cell office:value-type="float" office:value="282.747455856" calcext:value-type="float">
            <text:p>282,747455856</text:p>
          </table:table-cell>
          <table:table-cell office:value-type="float" office:value="284.838768874" calcext:value-type="float">
            <text:p>284,838768874</text:p>
          </table:table-cell>
          <table:table-cell office:value-type="float" office:value="284.456950571" calcext:value-type="float">
            <text:p>284,456950571</text:p>
          </table:table-cell>
          <table:table-cell office:value-type="float" office:value="279.559166222" calcext:value-type="float">
            <text:p>279,559166222</text:p>
          </table:table-cell>
          <table:table-cell office:value-type="float" office:value="280.007365275" calcext:value-type="float">
            <text:p>280,007365275</text:p>
          </table:table-cell>
          <table:table-cell office:value-type="float" office:value="280.519390237" calcext:value-type="float">
            <text:p>280,519390237</text:p>
          </table:table-cell>
          <table:table-cell office:value-type="float" office:value="284.889005921" calcext:value-type="float">
            <text:p>284,889005921</text:p>
          </table:table-cell>
          <table:table-cell office:value-type="float" office:value="275.249070973" calcext:value-type="float">
            <text:p>275,249070973</text:p>
          </table:table-cell>
          <table:table-cell office:value-type="float" office:value="280.004340311" calcext:value-type="float">
            <text:p>280,004340311</text:p>
          </table:table-cell>
          <table:table-cell/>
          <table:table-cell table:formula="of:=TRIMMEAN([.B2:.K2];0.2)" office:value-type="float" office:value="281.8128793" calcext:value-type="float">
            <text:p>281,8128793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81.365426353" calcext:value-type="float">
            <text:p>281,365426353</text:p>
          </table:table-cell>
          <table:table-cell office:value-type="float" office:value="285.366672165" calcext:value-type="float">
            <text:p>285,366672165</text:p>
          </table:table-cell>
          <table:table-cell office:value-type="float" office:value="289.34238276" calcext:value-type="float">
            <text:p>289,34238276</text:p>
          </table:table-cell>
          <table:table-cell office:value-type="float" office:value="276.418561451" calcext:value-type="float">
            <text:p>276,418561451</text:p>
          </table:table-cell>
          <table:table-cell office:value-type="float" office:value="279.758441853" calcext:value-type="float">
            <text:p>279,758441853</text:p>
          </table:table-cell>
          <table:table-cell office:value-type="float" office:value="281.569111216" calcext:value-type="float">
            <text:p>281,569111216</text:p>
          </table:table-cell>
          <table:table-cell office:value-type="float" office:value="283.813545885" calcext:value-type="float">
            <text:p>283,813545885</text:p>
          </table:table-cell>
          <table:table-cell office:value-type="float" office:value="282.40603796" calcext:value-type="float">
            <text:p>282,40603796</text:p>
          </table:table-cell>
          <table:table-cell office:value-type="float" office:value="279.579058297" calcext:value-type="float">
            <text:p>279,579058297</text:p>
          </table:table-cell>
          <table:table-cell office:value-type="float" office:value="280.08876607" calcext:value-type="float">
            <text:p>280,08876607</text:p>
          </table:table-cell>
          <table:table-cell/>
          <table:table-cell table:formula="of:=TRIMMEAN([.B3:.K3];0.2)" office:value-type="float" office:value="281.743382474875" calcext:value-type="float">
            <text:p>281,7433824749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79.398953537" calcext:value-type="float">
            <text:p>279,398953537</text:p>
          </table:table-cell>
          <table:table-cell office:value-type="float" office:value="285.018714492" calcext:value-type="float">
            <text:p>285,018714492</text:p>
          </table:table-cell>
          <table:table-cell office:value-type="float" office:value="286.661808874" calcext:value-type="float">
            <text:p>286,661808874</text:p>
          </table:table-cell>
          <table:table-cell office:value-type="float" office:value="278.410073897" calcext:value-type="float">
            <text:p>278,410073897</text:p>
          </table:table-cell>
          <table:table-cell office:value-type="float" office:value="279.305161059" calcext:value-type="float">
            <text:p>279,305161059</text:p>
          </table:table-cell>
          <table:table-cell office:value-type="float" office:value="281.447132739" calcext:value-type="float">
            <text:p>281,447132739</text:p>
          </table:table-cell>
          <table:table-cell office:value-type="float" office:value="286.206033042" calcext:value-type="float">
            <text:p>286,206033042</text:p>
          </table:table-cell>
          <table:table-cell office:value-type="float" office:value="286.963267077" calcext:value-type="float">
            <text:p>286,963267077</text:p>
          </table:table-cell>
          <table:table-cell office:value-type="float" office:value="279.995674934" calcext:value-type="float">
            <text:p>279,995674934</text:p>
          </table:table-cell>
          <table:table-cell office:value-type="float" office:value="283.943271978" calcext:value-type="float">
            <text:p>283,943271978</text:p>
          </table:table-cell>
          <table:table-cell/>
          <table:table-cell table:formula="of:=TRIMMEAN([.B4:.K4];0.2)" office:value-type="float" office:value="282.747093831875" calcext:value-type="float">
            <text:p>282,7470938319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80.887686049" calcext:value-type="float">
            <text:p>280,887686049</text:p>
          </table:table-cell>
          <table:table-cell office:value-type="float" office:value="284.119307212" calcext:value-type="float">
            <text:p>284,119307212</text:p>
          </table:table-cell>
          <table:table-cell office:value-type="float" office:value="288.450534458" calcext:value-type="float">
            <text:p>288,450534458</text:p>
          </table:table-cell>
          <table:table-cell office:value-type="float" office:value="274.383839659" calcext:value-type="float">
            <text:p>274,383839659</text:p>
          </table:table-cell>
          <table:table-cell office:value-type="float" office:value="277.360316153" calcext:value-type="float">
            <text:p>277,360316153</text:p>
          </table:table-cell>
          <table:table-cell office:value-type="float" office:value="279.186593629" calcext:value-type="float">
            <text:p>279,186593629</text:p>
          </table:table-cell>
          <table:table-cell office:value-type="float" office:value="285.183064551" calcext:value-type="float">
            <text:p>285,183064551</text:p>
          </table:table-cell>
          <table:table-cell office:value-type="float" office:value="286.404725867" calcext:value-type="float">
            <text:p>286,404725867</text:p>
          </table:table-cell>
          <table:table-cell office:value-type="float" office:value="281.348645912" calcext:value-type="float">
            <text:p>281,348645912</text:p>
          </table:table-cell>
          <table:table-cell office:value-type="float" office:value="280.574009721" calcext:value-type="float">
            <text:p>280,574009721</text:p>
          </table:table-cell>
          <table:table-cell/>
          <table:table-cell table:formula="of:=TRIMMEAN([.B5:.K5];0.2)" office:value-type="float" office:value="281.88304363675" calcext:value-type="float">
            <text:p>281,8830436368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99.923505358" calcext:value-type="float">
            <text:p>299,923505358</text:p>
          </table:table-cell>
          <table:table-cell office:value-type="float" office:value="308.194005765" calcext:value-type="float">
            <text:p>308,194005765</text:p>
          </table:table-cell>
          <table:table-cell office:value-type="float" office:value="312.528833677" calcext:value-type="float">
            <text:p>312,528833677</text:p>
          </table:table-cell>
          <table:table-cell office:value-type="float" office:value="293.067132738" calcext:value-type="float">
            <text:p>293,067132738</text:p>
          </table:table-cell>
          <table:table-cell office:value-type="float" office:value="296.698712899" calcext:value-type="float">
            <text:p>296,698712899</text:p>
          </table:table-cell>
          <table:table-cell office:value-type="float" office:value="301.403657347" calcext:value-type="float">
            <text:p>301,403657347</text:p>
          </table:table-cell>
          <table:table-cell office:value-type="float" office:value="307.291741933" calcext:value-type="float">
            <text:p>307,291741933</text:p>
          </table:table-cell>
          <table:table-cell office:value-type="float" office:value="314.379222381" calcext:value-type="float">
            <text:p>314,379222381</text:p>
          </table:table-cell>
          <table:table-cell office:value-type="float" office:value="296.924638416" calcext:value-type="float">
            <text:p>296,924638416</text:p>
          </table:table-cell>
          <table:table-cell office:value-type="float" office:value="303.095165237" calcext:value-type="float">
            <text:p>303,095165237</text:p>
          </table:table-cell>
          <table:table-cell/>
          <table:table-cell table:formula="of:=TRIMMEAN([.B6:.K6];0.2)" office:value-type="float" office:value="303.257532579" calcext:value-type="float">
            <text:p>303,257532579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81.51800191" calcext:value-type="float">
            <text:p>281,51800191</text:p>
          </table:table-cell>
          <table:table-cell office:value-type="float" office:value="288.213023911" calcext:value-type="float">
            <text:p>288,213023911</text:p>
          </table:table-cell>
          <table:table-cell office:value-type="float" office:value="291.202840319" calcext:value-type="float">
            <text:p>291,202840319</text:p>
          </table:table-cell>
          <table:table-cell office:value-type="float" office:value="283.19598752" calcext:value-type="float">
            <text:p>283,19598752</text:p>
          </table:table-cell>
          <table:table-cell office:value-type="float" office:value="284.621429412" calcext:value-type="float">
            <text:p>284,621429412</text:p>
          </table:table-cell>
          <table:table-cell office:value-type="float" office:value="282.73547218" calcext:value-type="float">
            <text:p>282,73547218</text:p>
          </table:table-cell>
          <table:table-cell office:value-type="float" office:value="287.618588328" calcext:value-type="float">
            <text:p>287,618588328</text:p>
          </table:table-cell>
          <table:table-cell office:value-type="float" office:value="289.833246845" calcext:value-type="float">
            <text:p>289,833246845</text:p>
          </table:table-cell>
          <table:table-cell office:value-type="float" office:value="283.978992892" calcext:value-type="float">
            <text:p>283,978992892</text:p>
          </table:table-cell>
          <table:table-cell office:value-type="float" office:value="284.283543479" calcext:value-type="float">
            <text:p>284,283543479</text:p>
          </table:table-cell>
          <table:table-cell/>
          <table:table-cell table:formula="of:=TRIMMEAN([.B7:.K7];0.2)" office:value-type="float" office:value="285.560035570875" calcext:value-type="float">
            <text:p>285,5600355709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280.584331389" calcext:value-type="float">
            <text:p>280,584331389</text:p>
          </table:table-cell>
          <table:table-cell office:value-type="float" office:value="281.953169354" calcext:value-type="float">
            <text:p>281,953169354</text:p>
          </table:table-cell>
          <table:table-cell office:value-type="float" office:value="280.967900131" calcext:value-type="float">
            <text:p>280,967900131</text:p>
          </table:table-cell>
          <table:table-cell office:value-type="float" office:value="275.002076027" calcext:value-type="float">
            <text:p>275,002076027</text:p>
          </table:table-cell>
          <table:table-cell office:value-type="float" office:value="275.870785957" calcext:value-type="float">
            <text:p>275,870785957</text:p>
          </table:table-cell>
          <table:table-cell office:value-type="float" office:value="279.905188736" calcext:value-type="float">
            <text:p>279,905188736</text:p>
          </table:table-cell>
          <table:table-cell office:value-type="float" office:value="282.95898289" calcext:value-type="float">
            <text:p>282,95898289</text:p>
          </table:table-cell>
          <table:table-cell office:value-type="float" office:value="289.279858406" calcext:value-type="float">
            <text:p>289,279858406</text:p>
          </table:table-cell>
          <table:table-cell office:value-type="float" office:value="278.022653545" calcext:value-type="float">
            <text:p>278,022653545</text:p>
          </table:table-cell>
          <table:table-cell office:value-type="float" office:value="280.825624938" calcext:value-type="float">
            <text:p>280,825624938</text:p>
          </table:table-cell>
          <table:table-cell/>
          <table:table-cell table:formula="of:=TRIMMEAN([.B8:.K8];0.2)" office:value-type="float" office:value="280.1360796175" calcext:value-type="float">
            <text:p>280,1360796175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280.69627835" calcext:value-type="float">
            <text:p>280,69627835</text:p>
          </table:table-cell>
          <table:table-cell office:value-type="float" office:value="281.613005059" calcext:value-type="float">
            <text:p>281,613005059</text:p>
          </table:table-cell>
          <table:table-cell office:value-type="float" office:value="289.291999624" calcext:value-type="float">
            <text:p>289,291999624</text:p>
          </table:table-cell>
          <table:table-cell office:value-type="float" office:value="277.682984533" calcext:value-type="float">
            <text:p>277,682984533</text:p>
          </table:table-cell>
          <table:table-cell office:value-type="float" office:value="279.657057605" calcext:value-type="float">
            <text:p>279,657057605</text:p>
          </table:table-cell>
          <table:table-cell office:value-type="float" office:value="280.895186139" calcext:value-type="float">
            <text:p>280,895186139</text:p>
          </table:table-cell>
          <table:table-cell office:value-type="float" office:value="284.005905148" calcext:value-type="float">
            <text:p>284,005905148</text:p>
          </table:table-cell>
          <table:table-cell office:value-type="float" office:value="290.301421164" calcext:value-type="float">
            <text:p>290,301421164</text:p>
          </table:table-cell>
          <table:table-cell office:value-type="float" office:value="281.072441448" calcext:value-type="float">
            <text:p>281,072441448</text:p>
          </table:table-cell>
          <table:table-cell office:value-type="float" office:value="279.742295077" calcext:value-type="float">
            <text:p>279,742295077</text:p>
          </table:table-cell>
          <table:table-cell/>
          <table:table-cell table:formula="of:=TRIMMEAN([.B9:.K9];0.2)" office:value-type="float" office:value="282.12177105625" calcext:value-type="float">
            <text:p>282,1217710563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300.986502854" calcext:value-type="float">
            <text:p>300,986502854</text:p>
          </table:table-cell>
          <table:table-cell office:value-type="float" office:value="305.167791413" calcext:value-type="float">
            <text:p>305,167791413</text:p>
          </table:table-cell>
          <table:table-cell office:value-type="float" office:value="315.693571036" calcext:value-type="float">
            <text:p>315,693571036</text:p>
          </table:table-cell>
          <table:table-cell office:value-type="float" office:value="293.617684066" calcext:value-type="float">
            <text:p>293,617684066</text:p>
          </table:table-cell>
          <table:table-cell office:value-type="float" office:value="293.536213432" calcext:value-type="float">
            <text:p>293,536213432</text:p>
          </table:table-cell>
          <table:table-cell office:value-type="float" office:value="301.240778512" calcext:value-type="float">
            <text:p>301,240778512</text:p>
          </table:table-cell>
          <table:table-cell office:value-type="float" office:value="303.376133619" calcext:value-type="float">
            <text:p>303,376133619</text:p>
          </table:table-cell>
          <table:table-cell office:value-type="float" office:value="309.988503264" calcext:value-type="float">
            <text:p>309,988503264</text:p>
          </table:table-cell>
          <table:table-cell office:value-type="float" office:value="294.498384986" calcext:value-type="float">
            <text:p>294,498384986</text:p>
          </table:table-cell>
          <table:table-cell office:value-type="float" office:value="301.082322777" calcext:value-type="float">
            <text:p>301,082322777</text:p>
          </table:table-cell>
          <table:table-cell/>
          <table:table-cell table:formula="of:=TRIMMEAN([.B10:.K10];0.2)" office:value-type="float" office:value="301.244762686375" calcext:value-type="float">
            <text:p>301,2447626864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82.338758168" calcext:value-type="float">
            <text:p>282,338758168</text:p>
          </table:table-cell>
          <table:table-cell office:value-type="float" office:value="284.295770719" calcext:value-type="float">
            <text:p>284,295770719</text:p>
          </table:table-cell>
          <table:table-cell office:value-type="float" office:value="285.2328879" calcext:value-type="float">
            <text:p>285,2328879</text:p>
          </table:table-cell>
          <table:table-cell office:value-type="float" office:value="273.618579328" calcext:value-type="float">
            <text:p>273,618579328</text:p>
          </table:table-cell>
          <table:table-cell office:value-type="float" office:value="277.999667352" calcext:value-type="float">
            <text:p>277,999667352</text:p>
          </table:table-cell>
          <table:table-cell office:value-type="float" office:value="278.700029541" calcext:value-type="float">
            <text:p>278,700029541</text:p>
          </table:table-cell>
          <table:table-cell office:value-type="float" office:value="282.222077813" calcext:value-type="float">
            <text:p>282,222077813</text:p>
          </table:table-cell>
          <table:table-cell office:value-type="float" office:value="285.432700074" calcext:value-type="float">
            <text:p>285,432700074</text:p>
          </table:table-cell>
          <table:table-cell office:value-type="float" office:value="279.64142758" calcext:value-type="float">
            <text:p>279,64142758</text:p>
          </table:table-cell>
          <table:table-cell office:value-type="float" office:value="280.541379575" calcext:value-type="float">
            <text:p>280,541379575</text:p>
          </table:table-cell>
          <table:table-cell/>
          <table:table-cell table:formula="of:=TRIMMEAN([.B11:.K11];0.2)" office:value-type="float" office:value="281.371499831" calcext:value-type="float">
            <text:p>281,371499831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77.546323394" calcext:value-type="float">
            <text:p>277,546323394</text:p>
          </table:table-cell>
          <table:table-cell office:value-type="float" office:value="281.117323076" calcext:value-type="float">
            <text:p>281,117323076</text:p>
          </table:table-cell>
          <table:table-cell office:value-type="float" office:value="282.78946633" calcext:value-type="float">
            <text:p>282,78946633</text:p>
          </table:table-cell>
          <table:table-cell office:value-type="float" office:value="274.629381245" calcext:value-type="float">
            <text:p>274,629381245</text:p>
          </table:table-cell>
          <table:table-cell office:value-type="float" office:value="274.370216312" calcext:value-type="float">
            <text:p>274,370216312</text:p>
          </table:table-cell>
          <table:table-cell office:value-type="float" office:value="278.852937704" calcext:value-type="float">
            <text:p>278,852937704</text:p>
          </table:table-cell>
          <table:table-cell office:value-type="float" office:value="279.179091981" calcext:value-type="float">
            <text:p>279,179091981</text:p>
          </table:table-cell>
          <table:table-cell office:value-type="float" office:value="282.012108242" calcext:value-type="float">
            <text:p>282,012108242</text:p>
          </table:table-cell>
          <table:table-cell office:value-type="float" office:value="277.087289849" calcext:value-type="float">
            <text:p>277,087289849</text:p>
          </table:table-cell>
          <table:table-cell office:value-type="float" office:value="280.12962899" calcext:value-type="float">
            <text:p>280,12962899</text:p>
          </table:table-cell>
          <table:table-cell/>
          <table:table-cell table:formula="of:=TRIMMEAN([.B12:.K12];0.2)" office:value-type="float" office:value="278.819260560125" calcext:value-type="float">
            <text:p>278,8192605601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76.242490591" calcext:value-type="float">
            <text:p>276,242490591</text:p>
          </table:table-cell>
          <table:table-cell office:value-type="float" office:value="277.809223131" calcext:value-type="float">
            <text:p>277,809223131</text:p>
          </table:table-cell>
          <table:table-cell office:value-type="float" office:value="281.944748493" calcext:value-type="float">
            <text:p>281,944748493</text:p>
          </table:table-cell>
          <table:table-cell office:value-type="float" office:value="268.954431969" calcext:value-type="float">
            <text:p>268,954431969</text:p>
          </table:table-cell>
          <table:table-cell office:value-type="float" office:value="274.479436724" calcext:value-type="float">
            <text:p>274,479436724</text:p>
          </table:table-cell>
          <table:table-cell office:value-type="float" office:value="275.718291521" calcext:value-type="float">
            <text:p>275,718291521</text:p>
          </table:table-cell>
          <table:table-cell office:value-type="float" office:value="280.036059617" calcext:value-type="float">
            <text:p>280,036059617</text:p>
          </table:table-cell>
          <table:table-cell office:value-type="float" office:value="270.63446967" calcext:value-type="float">
            <text:p>270,63446967</text:p>
          </table:table-cell>
          <table:table-cell office:value-type="float" office:value="273.123801774" calcext:value-type="float">
            <text:p>273,123801774</text:p>
          </table:table-cell>
          <table:table-cell office:value-type="float" office:value="276.787330972" calcext:value-type="float">
            <text:p>276,787330972</text:p>
          </table:table-cell>
          <table:table-cell/>
          <table:table-cell table:formula="of:=TRIMMEAN([.B13:.K13];0.2)" office:value-type="float" office:value="275.603888" calcext:value-type="float">
            <text:p>275,60388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table:formula="of:=SUM([.M2:.M13])" office:value-type="float" office:value="3416.30122914463" calcext:value-type="float">
            <text:p>3416,3012291446</text:p>
          </table:table-cell>
        </table:table-row>
      </table:table>
      <table:table table:name="4CM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66.955819824" calcext:value-type="float">
            <text:p>266,955819824</text:p>
          </table:table-cell>
          <table:table-cell office:value-type="float" office:value="272.158153515" calcext:value-type="float">
            <text:p>272,158153515</text:p>
          </table:table-cell>
          <table:table-cell office:value-type="float" office:value="274.919263735" calcext:value-type="float">
            <text:p>274,919263735</text:p>
          </table:table-cell>
          <table:table-cell office:value-type="float" office:value="272.922343037" calcext:value-type="float">
            <text:p>272,922343037</text:p>
          </table:table-cell>
          <table:table-cell office:value-type="float" office:value="271.566059929" calcext:value-type="float">
            <text:p>271,566059929</text:p>
          </table:table-cell>
          <table:table-cell office:value-type="float" office:value="271.081953845" calcext:value-type="float">
            <text:p>271,081953845</text:p>
          </table:table-cell>
          <table:table-cell office:value-type="float" office:value="271.892529841" calcext:value-type="float">
            <text:p>271,892529841</text:p>
          </table:table-cell>
          <table:table-cell office:value-type="float" office:value="292.451503898" calcext:value-type="float">
            <text:p>292,451503898</text:p>
          </table:table-cell>
          <table:table-cell office:value-type="float" office:value="293.698019087" calcext:value-type="float">
            <text:p>293,698019087</text:p>
          </table:table-cell>
          <table:table-cell office:value-type="float" office:value="289.791795464" calcext:value-type="float">
            <text:p>289,791795464</text:p>
          </table:table-cell>
          <table:table-cell/>
          <table:table-cell table:formula="of:=TRIMMEAN([.B2:.K2];0.2)" office:value-type="float" office:value="277.097950408" calcext:value-type="float">
            <text:p>277,097950408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67.155655056" calcext:value-type="float">
            <text:p>267,155655056</text:p>
          </table:table-cell>
          <table:table-cell office:value-type="float" office:value="275.860123792" calcext:value-type="float">
            <text:p>275,860123792</text:p>
          </table:table-cell>
          <table:table-cell office:value-type="float" office:value="276.995868761" calcext:value-type="float">
            <text:p>276,995868761</text:p>
          </table:table-cell>
          <table:table-cell office:value-type="float" office:value="270.626782225" calcext:value-type="float">
            <text:p>270,626782225</text:p>
          </table:table-cell>
          <table:table-cell office:value-type="float" office:value="281.623000144" calcext:value-type="float">
            <text:p>281,623000144</text:p>
          </table:table-cell>
          <table:table-cell office:value-type="float" office:value="270.303072686" calcext:value-type="float">
            <text:p>270,303072686</text:p>
          </table:table-cell>
          <table:table-cell office:value-type="float" office:value="273.821481886" calcext:value-type="float">
            <text:p>273,821481886</text:p>
          </table:table-cell>
          <table:table-cell office:value-type="float" office:value="290.351786514" calcext:value-type="float">
            <text:p>290,351786514</text:p>
          </table:table-cell>
          <table:table-cell office:value-type="float" office:value="287.783425451" calcext:value-type="float">
            <text:p>287,783425451</text:p>
          </table:table-cell>
          <table:table-cell office:value-type="float" office:value="290.266924072" calcext:value-type="float">
            <text:p>290,266924072</text:p>
          </table:table-cell>
          <table:table-cell/>
          <table:table-cell table:formula="of:=TRIMMEAN([.B3:.K3];0.2)" office:value-type="float" office:value="278.410084877125" calcext:value-type="float">
            <text:p>278,4100848771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63.605401189" calcext:value-type="float">
            <text:p>263,605401189</text:p>
          </table:table-cell>
          <table:table-cell office:value-type="float" office:value="270.410437667" calcext:value-type="float">
            <text:p>270,410437667</text:p>
          </table:table-cell>
          <table:table-cell office:value-type="float" office:value="270.155227098" calcext:value-type="float">
            <text:p>270,155227098</text:p>
          </table:table-cell>
          <table:table-cell office:value-type="float" office:value="267.901213779" calcext:value-type="float">
            <text:p>267,901213779</text:p>
          </table:table-cell>
          <table:table-cell office:value-type="float" office:value="276.211221567" calcext:value-type="float">
            <text:p>276,211221567</text:p>
          </table:table-cell>
          <table:table-cell office:value-type="float" office:value="264.40687429" calcext:value-type="float">
            <text:p>264,40687429</text:p>
          </table:table-cell>
          <table:table-cell office:value-type="float" office:value="264.229469263" calcext:value-type="float">
            <text:p>264,229469263</text:p>
          </table:table-cell>
          <table:table-cell office:value-type="float" office:value="289.110170887" calcext:value-type="float">
            <text:p>289,110170887</text:p>
          </table:table-cell>
          <table:table-cell office:value-type="float" office:value="291.222700385" calcext:value-type="float">
            <text:p>291,222700385</text:p>
          </table:table-cell>
          <table:table-cell office:value-type="float" office:value="291.785832373" calcext:value-type="float">
            <text:p>291,785832373</text:p>
          </table:table-cell>
          <table:table-cell/>
          <table:table-cell table:formula="of:=TRIMMEAN([.B4:.K4];0.2)" office:value-type="float" office:value="274.205914367" calcext:value-type="float">
            <text:p>274,205914367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67.706464557" calcext:value-type="float">
            <text:p>267,706464557</text:p>
          </table:table-cell>
          <table:table-cell office:value-type="float" office:value="270.775300748" calcext:value-type="float">
            <text:p>270,775300748</text:p>
          </table:table-cell>
          <table:table-cell office:value-type="float" office:value="272.705770665" calcext:value-type="float">
            <text:p>272,705770665</text:p>
          </table:table-cell>
          <table:table-cell office:value-type="float" office:value="273.40435539" calcext:value-type="float">
            <text:p>273,40435539</text:p>
          </table:table-cell>
          <table:table-cell office:value-type="float" office:value="282.127494598" calcext:value-type="float">
            <text:p>282,127494598</text:p>
          </table:table-cell>
          <table:table-cell office:value-type="float" office:value="268.238198895" calcext:value-type="float">
            <text:p>268,238198895</text:p>
          </table:table-cell>
          <table:table-cell office:value-type="float" office:value="267.05773011" calcext:value-type="float">
            <text:p>267,05773011</text:p>
          </table:table-cell>
          <table:table-cell office:value-type="float" office:value="288.154366035" calcext:value-type="float">
            <text:p>288,154366035</text:p>
          </table:table-cell>
          <table:table-cell office:value-type="float" office:value="289.870116983" calcext:value-type="float">
            <text:p>289,870116983</text:p>
          </table:table-cell>
          <table:table-cell office:value-type="float" office:value="285.363517646" calcext:value-type="float">
            <text:p>285,363517646</text:p>
          </table:table-cell>
          <table:table-cell/>
          <table:table-cell table:formula="of:=TRIMMEAN([.B5:.K5];0.2)" office:value-type="float" office:value="276.05943356675" calcext:value-type="float">
            <text:p>276,0594335668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72.923727161" calcext:value-type="float">
            <text:p>272,923727161</text:p>
          </table:table-cell>
          <table:table-cell office:value-type="float" office:value="270.377825925" calcext:value-type="float">
            <text:p>270,377825925</text:p>
          </table:table-cell>
          <table:table-cell office:value-type="float" office:value="274.752162248" calcext:value-type="float">
            <text:p>274,752162248</text:p>
          </table:table-cell>
          <table:table-cell office:value-type="float" office:value="274.085316162" calcext:value-type="float">
            <text:p>274,085316162</text:p>
          </table:table-cell>
          <table:table-cell office:value-type="float" office:value="276.195073773" calcext:value-type="float">
            <text:p>276,195073773</text:p>
          </table:table-cell>
          <table:table-cell office:value-type="float" office:value="266.015182776" calcext:value-type="float">
            <text:p>266,015182776</text:p>
          </table:table-cell>
          <table:table-cell office:value-type="float" office:value="272.106637145" calcext:value-type="float">
            <text:p>272,106637145</text:p>
          </table:table-cell>
          <table:table-cell office:value-type="float" office:value="287.128370831" calcext:value-type="float">
            <text:p>287,128370831</text:p>
          </table:table-cell>
          <table:table-cell office:value-type="float" office:value="289.973108057" calcext:value-type="float">
            <text:p>289,973108057</text:p>
          </table:table-cell>
          <table:table-cell office:value-type="float" office:value="289.740704752" calcext:value-type="float">
            <text:p>289,740704752</text:p>
          </table:table-cell>
          <table:table-cell/>
          <table:table-cell table:formula="of:=TRIMMEAN([.B6:.K6];0.2)" office:value-type="float" office:value="277.163727249625" calcext:value-type="float">
            <text:p>277,1637272496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64.695648593" calcext:value-type="float">
            <text:p>264,695648593</text:p>
          </table:table-cell>
          <table:table-cell office:value-type="float" office:value="274.904944643" calcext:value-type="float">
            <text:p>274,904944643</text:p>
          </table:table-cell>
          <table:table-cell office:value-type="float" office:value="272.649905581" calcext:value-type="float">
            <text:p>272,649905581</text:p>
          </table:table-cell>
          <table:table-cell office:value-type="float" office:value="268.230716635" calcext:value-type="float">
            <text:p>268,230716635</text:p>
          </table:table-cell>
          <table:table-cell office:value-type="float" office:value="272.464728592" calcext:value-type="float">
            <text:p>272,464728592</text:p>
          </table:table-cell>
          <table:table-cell office:value-type="float" office:value="270.157015048" calcext:value-type="float">
            <text:p>270,157015048</text:p>
          </table:table-cell>
          <table:table-cell office:value-type="float" office:value="269.512294492" calcext:value-type="float">
            <text:p>269,512294492</text:p>
          </table:table-cell>
          <table:table-cell office:value-type="float" office:value="302.552412404" calcext:value-type="float">
            <text:p>302,552412404</text:p>
          </table:table-cell>
          <table:table-cell office:value-type="float" office:value="298.693420649" calcext:value-type="float">
            <text:p>298,693420649</text:p>
          </table:table-cell>
          <table:table-cell office:value-type="float" office:value="294.944247327" calcext:value-type="float">
            <text:p>294,944247327</text:p>
          </table:table-cell>
          <table:table-cell/>
          <table:table-cell table:formula="of:=TRIMMEAN([.B7:.K7];0.2)" office:value-type="float" office:value="277.694659120875" calcext:value-type="float">
            <text:p>277,6946591209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284.298839419" calcext:value-type="float">
            <text:p>284,298839419</text:p>
          </table:table-cell>
          <table:table-cell office:value-type="float" office:value="288.595944822" calcext:value-type="float">
            <text:p>288,595944822</text:p>
          </table:table-cell>
          <table:table-cell office:value-type="float" office:value="299.542455559" calcext:value-type="float">
            <text:p>299,542455559</text:p>
          </table:table-cell>
          <table:table-cell office:value-type="float" office:value="292.270426174" calcext:value-type="float">
            <text:p>292,270426174</text:p>
          </table:table-cell>
          <table:table-cell office:value-type="float" office:value="297.958777076" calcext:value-type="float">
            <text:p>297,958777076</text:p>
          </table:table-cell>
          <table:table-cell office:value-type="float" office:value="284.55771567" calcext:value-type="float">
            <text:p>284,55771567</text:p>
          </table:table-cell>
          <table:table-cell office:value-type="float" office:value="284.233324596" calcext:value-type="float">
            <text:p>284,233324596</text:p>
          </table:table-cell>
          <table:table-cell office:value-type="float" office:value="287.868912676" calcext:value-type="float">
            <text:p>287,868912676</text:p>
          </table:table-cell>
          <table:table-cell office:value-type="float" office:value="293.342933806" calcext:value-type="float">
            <text:p>293,342933806</text:p>
          </table:table-cell>
          <table:table-cell office:value-type="float" office:value="293.109384614" calcext:value-type="float">
            <text:p>293,109384614</text:p>
          </table:table-cell>
          <table:table-cell/>
          <table:table-cell table:formula="of:=TRIMMEAN([.B8:.K8];0.2)" office:value-type="float" office:value="290.250366782125" calcext:value-type="float">
            <text:p>290,2503667821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270.779352451" calcext:value-type="float">
            <text:p>270,779352451</text:p>
          </table:table-cell>
          <table:table-cell office:value-type="float" office:value="275.659313602" calcext:value-type="float">
            <text:p>275,659313602</text:p>
          </table:table-cell>
          <table:table-cell office:value-type="float" office:value="280.208136313" calcext:value-type="float">
            <text:p>280,208136313</text:p>
          </table:table-cell>
          <table:table-cell office:value-type="float" office:value="279.543586443" calcext:value-type="float">
            <text:p>279,543586443</text:p>
          </table:table-cell>
          <table:table-cell office:value-type="float" office:value="284.667496905" calcext:value-type="float">
            <text:p>284,667496905</text:p>
          </table:table-cell>
          <table:table-cell office:value-type="float" office:value="272.920434362" calcext:value-type="float">
            <text:p>272,920434362</text:p>
          </table:table-cell>
          <table:table-cell office:value-type="float" office:value="274.644802657" calcext:value-type="float">
            <text:p>274,644802657</text:p>
          </table:table-cell>
          <table:table-cell office:value-type="float" office:value="284.622366818" calcext:value-type="float">
            <text:p>284,622366818</text:p>
          </table:table-cell>
          <table:table-cell office:value-type="float" office:value="289.637333828" calcext:value-type="float">
            <text:p>289,637333828</text:p>
          </table:table-cell>
          <table:table-cell office:value-type="float" office:value="286.003904456" calcext:value-type="float">
            <text:p>286,003904456</text:p>
          </table:table-cell>
          <table:table-cell/>
          <table:table-cell table:formula="of:=TRIMMEAN([.B9:.K9];0.2)" office:value-type="float" office:value="279.7837551945" calcext:value-type="float">
            <text:p>279,7837551945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62.573662331" calcext:value-type="float">
            <text:p>262,573662331</text:p>
          </table:table-cell>
          <table:table-cell office:value-type="float" office:value="267.344105307" calcext:value-type="float">
            <text:p>267,344105307</text:p>
          </table:table-cell>
          <table:table-cell office:value-type="float" office:value="268.974481139" calcext:value-type="float">
            <text:p>268,974481139</text:p>
          </table:table-cell>
          <table:table-cell office:value-type="float" office:value="270.55437069" calcext:value-type="float">
            <text:p>270,55437069</text:p>
          </table:table-cell>
          <table:table-cell office:value-type="float" office:value="267.518179892" calcext:value-type="float">
            <text:p>267,518179892</text:p>
          </table:table-cell>
          <table:table-cell office:value-type="float" office:value="261.282203476" calcext:value-type="float">
            <text:p>261,282203476</text:p>
          </table:table-cell>
          <table:table-cell office:value-type="float" office:value="264.04916199" calcext:value-type="float">
            <text:p>264,04916199</text:p>
          </table:table-cell>
          <table:table-cell office:value-type="float" office:value="288.580626636" calcext:value-type="float">
            <text:p>288,580626636</text:p>
          </table:table-cell>
          <table:table-cell office:value-type="float" office:value="288.947467739" calcext:value-type="float">
            <text:p>288,947467739</text:p>
          </table:table-cell>
          <table:table-cell office:value-type="float" office:value="286.261713212" calcext:value-type="float">
            <text:p>286,261713212</text:p>
          </table:table-cell>
          <table:table-cell/>
          <table:table-cell table:formula="of:=TRIMMEAN([.B10:.K10];0.2)" office:value-type="float" office:value="271.982037649625" calcext:value-type="float">
            <text:p>271,9820376496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63.629645355" calcext:value-type="float">
            <text:p>263,629645355</text:p>
          </table:table-cell>
          <table:table-cell office:value-type="float" office:value="268.308980151" calcext:value-type="float">
            <text:p>268,308980151</text:p>
          </table:table-cell>
          <table:table-cell office:value-type="float" office:value="271.804938198" calcext:value-type="float">
            <text:p>271,804938198</text:p>
          </table:table-cell>
          <table:table-cell office:value-type="float" office:value="267.194179792" calcext:value-type="float">
            <text:p>267,194179792</text:p>
          </table:table-cell>
          <table:table-cell office:value-type="float" office:value="267.745385779" calcext:value-type="float">
            <text:p>267,745385779</text:p>
          </table:table-cell>
          <table:table-cell office:value-type="float" office:value="266.26407821" calcext:value-type="float">
            <text:p>266,26407821</text:p>
          </table:table-cell>
          <table:table-cell office:value-type="float" office:value="266.750483124" calcext:value-type="float">
            <text:p>266,750483124</text:p>
          </table:table-cell>
          <table:table-cell office:value-type="float" office:value="284.153218377" calcext:value-type="float">
            <text:p>284,153218377</text:p>
          </table:table-cell>
          <table:table-cell office:value-type="float" office:value="283.672094588" calcext:value-type="float">
            <text:p>283,672094588</text:p>
          </table:table-cell>
          <table:table-cell office:value-type="float" office:value="285.470403967" calcext:value-type="float">
            <text:p>285,470403967</text:p>
          </table:table-cell>
          <table:table-cell/>
          <table:table-cell table:formula="of:=TRIMMEAN([.B11:.K11];0.2)" office:value-type="float" office:value="271.986669777375" calcext:value-type="float">
            <text:p>271,9866697774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65.135425378" calcext:value-type="float">
            <text:p>265,135425378</text:p>
          </table:table-cell>
          <table:table-cell office:value-type="float" office:value="271.938004298" calcext:value-type="float">
            <text:p>271,938004298</text:p>
          </table:table-cell>
          <table:table-cell office:value-type="float" office:value="264.918768995" calcext:value-type="float">
            <text:p>264,918768995</text:p>
          </table:table-cell>
          <table:table-cell office:value-type="float" office:value="267.757237454" calcext:value-type="float">
            <text:p>267,757237454</text:p>
          </table:table-cell>
          <table:table-cell office:value-type="float" office:value="260.75958707" calcext:value-type="float">
            <text:p>260,75958707</text:p>
          </table:table-cell>
          <table:table-cell office:value-type="float" office:value="265.750357548" calcext:value-type="float">
            <text:p>265,750357548</text:p>
          </table:table-cell>
          <table:table-cell office:value-type="float" office:value="267.173300191" calcext:value-type="float">
            <text:p>267,173300191</text:p>
          </table:table-cell>
          <table:table-cell office:value-type="float" office:value="280.976982592" calcext:value-type="float">
            <text:p>280,976982592</text:p>
          </table:table-cell>
          <table:table-cell office:value-type="float" office:value="286.342978929" calcext:value-type="float">
            <text:p>286,342978929</text:p>
          </table:table-cell>
          <table:table-cell office:value-type="float" office:value="281.537281682" calcext:value-type="float">
            <text:p>281,537281682</text:p>
          </table:table-cell>
          <table:table-cell/>
          <table:table-cell table:formula="of:=TRIMMEAN([.B12:.K12];0.2)" office:value-type="float" office:value="270.64841976725" calcext:value-type="float">
            <text:p>270,6484197673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64.092275084" calcext:value-type="float">
            <text:p>264,092275084</text:p>
          </table:table-cell>
          <table:table-cell office:value-type="float" office:value="263.140700384" calcext:value-type="float">
            <text:p>263,140700384</text:p>
          </table:table-cell>
          <table:table-cell office:value-type="float" office:value="267.296218347" calcext:value-type="float">
            <text:p>267,296218347</text:p>
          </table:table-cell>
          <table:table-cell office:value-type="float" office:value="267.897281475" calcext:value-type="float">
            <text:p>267,897281475</text:p>
          </table:table-cell>
          <table:table-cell office:value-type="float" office:value="263.373430207" calcext:value-type="float">
            <text:p>263,373430207</text:p>
          </table:table-cell>
          <table:table-cell office:value-type="float" office:value="264.388042972" calcext:value-type="float">
            <text:p>264,388042972</text:p>
          </table:table-cell>
          <table:table-cell office:value-type="float" office:value="260.791847093" calcext:value-type="float">
            <text:p>260,791847093</text:p>
          </table:table-cell>
          <table:table-cell office:value-type="float" office:value="293.38925361" calcext:value-type="float">
            <text:p>293,38925361</text:p>
          </table:table-cell>
          <table:table-cell office:value-type="float" office:value="285.965526556" calcext:value-type="float">
            <text:p>285,965526556</text:p>
          </table:table-cell>
          <table:table-cell office:value-type="float" office:value="287.485380052" calcext:value-type="float">
            <text:p>287,485380052</text:p>
          </table:table-cell>
          <table:table-cell/>
          <table:table-cell table:formula="of:=TRIMMEAN([.B13:.K13];0.2)" office:value-type="float" office:value="270.454856884625" calcext:value-type="float">
            <text:p>270,454856884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table:formula="of:=SUM([.M2:.M13])" office:value-type="float" office:value="3315.73787564487" calcext:value-type="float">
            <text:p>3315,7378756449</text:p>
          </table:table-cell>
        </table:table-row>
      </table:table>
      <table:table table:name="6CM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65.121163258" calcext:value-type="float">
            <text:p>265,121163258</text:p>
          </table:table-cell>
          <table:table-cell office:value-type="float" office:value="265.249401774" calcext:value-type="float">
            <text:p>265,249401774</text:p>
          </table:table-cell>
          <table:table-cell office:value-type="float" office:value="262.03099906" calcext:value-type="float">
            <text:p>262,03099906</text:p>
          </table:table-cell>
          <table:table-cell office:value-type="float" office:value="263.868250633" calcext:value-type="float">
            <text:p>263,868250633</text:p>
          </table:table-cell>
          <table:table-cell office:value-type="float" office:value="262.961003498" calcext:value-type="float">
            <text:p>262,961003498</text:p>
          </table:table-cell>
          <table:table-cell office:value-type="float" office:value="262.838584543" calcext:value-type="float">
            <text:p>262,838584543</text:p>
          </table:table-cell>
          <table:table-cell office:value-type="float" office:value="265.189951336" calcext:value-type="float">
            <text:p>265,189951336</text:p>
          </table:table-cell>
          <table:table-cell office:value-type="float" office:value="264.623290106" calcext:value-type="float">
            <text:p>264,623290106</text:p>
          </table:table-cell>
          <table:table-cell office:value-type="float" office:value="257.511213788" calcext:value-type="float">
            <text:p>257,511213788</text:p>
          </table:table-cell>
          <table:table-cell office:value-type="float" office:value="265.374884235" calcext:value-type="float">
            <text:p>265,374884235</text:p>
          </table:table-cell>
          <table:table-cell/>
          <table:table-cell table:formula="of:=TRIMMEAN([.B2:.K2];0.2)" office:value-type="float" office:value="263.985330526" calcext:value-type="float">
            <text:p>263,985330526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60.79778348" calcext:value-type="float">
            <text:p>260,79778348</text:p>
          </table:table-cell>
          <table:table-cell office:value-type="float" office:value="260.772675027" calcext:value-type="float">
            <text:p>260,772675027</text:p>
          </table:table-cell>
          <table:table-cell office:value-type="float" office:value="258.106339705" calcext:value-type="float">
            <text:p>258,106339705</text:p>
          </table:table-cell>
          <table:table-cell office:value-type="float" office:value="258.040029666" calcext:value-type="float">
            <text:p>258,040029666</text:p>
          </table:table-cell>
          <table:table-cell office:value-type="float" office:value="258.807252917" calcext:value-type="float">
            <text:p>258,807252917</text:p>
          </table:table-cell>
          <table:table-cell office:value-type="float" office:value="255.828803203" calcext:value-type="float">
            <text:p>255,828803203</text:p>
          </table:table-cell>
          <table:table-cell office:value-type="float" office:value="256.473686706" calcext:value-type="float">
            <text:p>256,473686706</text:p>
          </table:table-cell>
          <table:table-cell office:value-type="float" office:value="260.033775438" calcext:value-type="float">
            <text:p>260,033775438</text:p>
          </table:table-cell>
          <table:table-cell office:value-type="float" office:value="256.96259008" calcext:value-type="float">
            <text:p>256,96259008</text:p>
          </table:table-cell>
          <table:table-cell office:value-type="float" office:value="259.053704972" calcext:value-type="float">
            <text:p>259,053704972</text:p>
          </table:table-cell>
          <table:table-cell/>
          <table:table-cell table:formula="of:=TRIMMEAN([.B3:.K3];0.2)" office:value-type="float" office:value="258.531256813875" calcext:value-type="float">
            <text:p>258,5312568139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61.98326325" calcext:value-type="float">
            <text:p>261,98326325</text:p>
          </table:table-cell>
          <table:table-cell office:value-type="float" office:value="262.30421624" calcext:value-type="float">
            <text:p>262,30421624</text:p>
          </table:table-cell>
          <table:table-cell office:value-type="float" office:value="256.44253345" calcext:value-type="float">
            <text:p>256,44253345</text:p>
          </table:table-cell>
          <table:table-cell office:value-type="float" office:value="259.744323961" calcext:value-type="float">
            <text:p>259,744323961</text:p>
          </table:table-cell>
          <table:table-cell office:value-type="float" office:value="258.79017316" calcext:value-type="float">
            <text:p>258,79017316</text:p>
          </table:table-cell>
          <table:table-cell office:value-type="float" office:value="260.659563565" calcext:value-type="float">
            <text:p>260,659563565</text:p>
          </table:table-cell>
          <table:table-cell office:value-type="float" office:value="261.428727893" calcext:value-type="float">
            <text:p>261,428727893</text:p>
          </table:table-cell>
          <table:table-cell office:value-type="float" office:value="263.052978565" calcext:value-type="float">
            <text:p>263,052978565</text:p>
          </table:table-cell>
          <table:table-cell office:value-type="float" office:value="262.478925173" calcext:value-type="float">
            <text:p>262,478925173</text:p>
          </table:table-cell>
          <table:table-cell office:value-type="float" office:value="264.608303679" calcext:value-type="float">
            <text:p>264,608303679</text:p>
          </table:table-cell>
          <table:table-cell/>
          <table:table-cell table:formula="of:=TRIMMEAN([.B4:.K4];0.2)" office:value-type="float" office:value="261.305271475875" calcext:value-type="float">
            <text:p>261,3052714759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60.80659581" calcext:value-type="float">
            <text:p>260,80659581</text:p>
          </table:table-cell>
          <table:table-cell office:value-type="float" office:value="264.575558834" calcext:value-type="float">
            <text:p>264,575558834</text:p>
          </table:table-cell>
          <table:table-cell office:value-type="float" office:value="259.810093458" calcext:value-type="float">
            <text:p>259,810093458</text:p>
          </table:table-cell>
          <table:table-cell office:value-type="float" office:value="262.156238086" calcext:value-type="float">
            <text:p>262,156238086</text:p>
          </table:table-cell>
          <table:table-cell office:value-type="float" office:value="258.613228809" calcext:value-type="float">
            <text:p>258,613228809</text:p>
          </table:table-cell>
          <table:table-cell office:value-type="float" office:value="261.436414069" calcext:value-type="float">
            <text:p>261,436414069</text:p>
          </table:table-cell>
          <table:table-cell office:value-type="float" office:value="262.812304601" calcext:value-type="float">
            <text:p>262,812304601</text:p>
          </table:table-cell>
          <table:table-cell office:value-type="float" office:value="262.987253062" calcext:value-type="float">
            <text:p>262,987253062</text:p>
          </table:table-cell>
          <table:table-cell office:value-type="float" office:value="263.835201963" calcext:value-type="float">
            <text:p>263,835201963</text:p>
          </table:table-cell>
          <table:table-cell office:value-type="float" office:value="258.707406807" calcext:value-type="float">
            <text:p>258,707406807</text:p>
          </table:table-cell>
          <table:table-cell/>
          <table:table-cell table:formula="of:=TRIMMEAN([.B5:.K5];0.2)" office:value-type="float" office:value="261.568938482" calcext:value-type="float">
            <text:p>261,568938482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57.560419214" calcext:value-type="float">
            <text:p>257,560419214</text:p>
          </table:table-cell>
          <table:table-cell office:value-type="float" office:value="258.727030206" calcext:value-type="float">
            <text:p>258,727030206</text:p>
          </table:table-cell>
          <table:table-cell office:value-type="float" office:value="260.298095433" calcext:value-type="float">
            <text:p>260,298095433</text:p>
          </table:table-cell>
          <table:table-cell office:value-type="float" office:value="257.205478606" calcext:value-type="float">
            <text:p>257,205478606</text:p>
          </table:table-cell>
          <table:table-cell office:value-type="float" office:value="257.669411046" calcext:value-type="float">
            <text:p>257,669411046</text:p>
          </table:table-cell>
          <table:table-cell office:value-type="float" office:value="262.169268565" calcext:value-type="float">
            <text:p>262,169268565</text:p>
          </table:table-cell>
          <table:table-cell office:value-type="float" office:value="256.342834388" calcext:value-type="float">
            <text:p>256,342834388</text:p>
          </table:table-cell>
          <table:table-cell office:value-type="float" office:value="258.819251805" calcext:value-type="float">
            <text:p>258,819251805</text:p>
          </table:table-cell>
          <table:table-cell office:value-type="float" office:value="257.829085901" calcext:value-type="float">
            <text:p>257,829085901</text:p>
          </table:table-cell>
          <table:table-cell office:value-type="float" office:value="261.676706501" calcext:value-type="float">
            <text:p>261,676706501</text:p>
          </table:table-cell>
          <table:table-cell/>
          <table:table-cell table:formula="of:=TRIMMEAN([.B6:.K6];0.2)" office:value-type="float" office:value="258.723184839" calcext:value-type="float">
            <text:p>258,723184839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60.119148336" calcext:value-type="float">
            <text:p>260,119148336</text:p>
          </table:table-cell>
          <table:table-cell office:value-type="float" office:value="261.725336229" calcext:value-type="float">
            <text:p>261,725336229</text:p>
          </table:table-cell>
          <table:table-cell office:value-type="float" office:value="256.312750198" calcext:value-type="float">
            <text:p>256,312750198</text:p>
          </table:table-cell>
          <table:table-cell office:value-type="float" office:value="257.967006728" calcext:value-type="float">
            <text:p>257,967006728</text:p>
          </table:table-cell>
          <table:table-cell office:value-type="float" office:value="259.603295284" calcext:value-type="float">
            <text:p>259,603295284</text:p>
          </table:table-cell>
          <table:table-cell office:value-type="float" office:value="259.954652835" calcext:value-type="float">
            <text:p>259,954652835</text:p>
          </table:table-cell>
          <table:table-cell office:value-type="float" office:value="262.018449742" calcext:value-type="float">
            <text:p>262,018449742</text:p>
          </table:table-cell>
          <table:table-cell office:value-type="float" office:value="257.149703577" calcext:value-type="float">
            <text:p>257,149703577</text:p>
          </table:table-cell>
          <table:table-cell office:value-type="float" office:value="262.440395801" calcext:value-type="float">
            <text:p>262,440395801</text:p>
          </table:table-cell>
          <table:table-cell office:value-type="float" office:value="257.713583911" calcext:value-type="float">
            <text:p>257,713583911</text:p>
          </table:table-cell>
          <table:table-cell/>
          <table:table-cell table:formula="of:=TRIMMEAN([.B7:.K7];0.2)" office:value-type="float" office:value="259.53139708025" calcext:value-type="float">
            <text:p>259,5313970803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264.586008131" calcext:value-type="float">
            <text:p>264,586008131</text:p>
          </table:table-cell>
          <table:table-cell office:value-type="float" office:value="258.940565949" calcext:value-type="float">
            <text:p>258,940565949</text:p>
          </table:table-cell>
          <table:table-cell office:value-type="float" office:value="259.710324436" calcext:value-type="float">
            <text:p>259,710324436</text:p>
          </table:table-cell>
          <table:table-cell office:value-type="float" office:value="260.943727023" calcext:value-type="float">
            <text:p>260,943727023</text:p>
          </table:table-cell>
          <table:table-cell office:value-type="float" office:value="260.882986775" calcext:value-type="float">
            <text:p>260,882986775</text:p>
          </table:table-cell>
          <table:table-cell office:value-type="float" office:value="258.719464449" calcext:value-type="float">
            <text:p>258,719464449</text:p>
          </table:table-cell>
          <table:table-cell office:value-type="float" office:value="259.392445593" calcext:value-type="float">
            <text:p>259,392445593</text:p>
          </table:table-cell>
          <table:table-cell office:value-type="float" office:value="264.554472254" calcext:value-type="float">
            <text:p>264,554472254</text:p>
          </table:table-cell>
          <table:table-cell office:value-type="float" office:value="265.742507718" calcext:value-type="float">
            <text:p>265,742507718</text:p>
          </table:table-cell>
          <table:table-cell office:value-type="float" office:value="261.81294906" calcext:value-type="float">
            <text:p>261,81294906</text:p>
          </table:table-cell>
          <table:table-cell/>
          <table:table-cell table:formula="of:=TRIMMEAN([.B8:.K8];0.2)" office:value-type="float" office:value="261.352934902625" calcext:value-type="float">
            <text:p>261,3529349026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259.399046263" calcext:value-type="float">
            <text:p>259,399046263</text:p>
          </table:table-cell>
          <table:table-cell office:value-type="float" office:value="260.08087883" calcext:value-type="float">
            <text:p>260,08087883</text:p>
          </table:table-cell>
          <table:table-cell office:value-type="float" office:value="258.313290856" calcext:value-type="float">
            <text:p>258,313290856</text:p>
          </table:table-cell>
          <table:table-cell office:value-type="float" office:value="257.706335333" calcext:value-type="float">
            <text:p>257,706335333</text:p>
          </table:table-cell>
          <table:table-cell office:value-type="float" office:value="256.650403733" calcext:value-type="float">
            <text:p>256,650403733</text:p>
          </table:table-cell>
          <table:table-cell office:value-type="float" office:value="259.989074571" calcext:value-type="float">
            <text:p>259,989074571</text:p>
          </table:table-cell>
          <table:table-cell office:value-type="float" office:value="260.397564956" calcext:value-type="float">
            <text:p>260,397564956</text:p>
          </table:table-cell>
          <table:table-cell office:value-type="float" office:value="259.650752966" calcext:value-type="float">
            <text:p>259,650752966</text:p>
          </table:table-cell>
          <table:table-cell office:value-type="float" office:value="257.395503611" calcext:value-type="float">
            <text:p>257,395503611</text:p>
          </table:table-cell>
          <table:table-cell office:value-type="float" office:value="260.914143435" calcext:value-type="float">
            <text:p>260,914143435</text:p>
          </table:table-cell>
          <table:table-cell/>
          <table:table-cell table:formula="of:=TRIMMEAN([.B9:.K9];0.2)" office:value-type="float" office:value="259.11655592325" calcext:value-type="float">
            <text:p>259,1165559233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61.446642077" calcext:value-type="float">
            <text:p>261,446642077</text:p>
          </table:table-cell>
          <table:table-cell office:value-type="float" office:value="259.327420657" calcext:value-type="float">
            <text:p>259,327420657</text:p>
          </table:table-cell>
          <table:table-cell office:value-type="float" office:value="258.83472095" calcext:value-type="float">
            <text:p>258,83472095</text:p>
          </table:table-cell>
          <table:table-cell office:value-type="float" office:value="254.036906155" calcext:value-type="float">
            <text:p>254,036906155</text:p>
          </table:table-cell>
          <table:table-cell office:value-type="float" office:value="258.971206126" calcext:value-type="float">
            <text:p>258,971206126</text:p>
          </table:table-cell>
          <table:table-cell office:value-type="float" office:value="259.590174936" calcext:value-type="float">
            <text:p>259,590174936</text:p>
          </table:table-cell>
          <table:table-cell office:value-type="float" office:value="256.367613765" calcext:value-type="float">
            <text:p>256,367613765</text:p>
          </table:table-cell>
          <table:table-cell office:value-type="float" office:value="263.247369719" calcext:value-type="float">
            <text:p>263,247369719</text:p>
          </table:table-cell>
          <table:table-cell office:value-type="float" office:value="258.725020128" calcext:value-type="float">
            <text:p>258,725020128</text:p>
          </table:table-cell>
          <table:table-cell office:value-type="float" office:value="262.613023623" calcext:value-type="float">
            <text:p>262,613023623</text:p>
          </table:table-cell>
          <table:table-cell/>
          <table:table-cell table:formula="of:=TRIMMEAN([.B10:.K10];0.2)" office:value-type="float" office:value="259.48447778275" calcext:value-type="float">
            <text:p>259,4844777828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56.926202688" calcext:value-type="float">
            <text:p>256,926202688</text:p>
          </table:table-cell>
          <table:table-cell office:value-type="float" office:value="250.011531217" calcext:value-type="float">
            <text:p>250,011531217</text:p>
          </table:table-cell>
          <table:table-cell office:value-type="float" office:value="253.098036255" calcext:value-type="float">
            <text:p>253,098036255</text:p>
          </table:table-cell>
          <table:table-cell office:value-type="float" office:value="251.925080905" calcext:value-type="float">
            <text:p>251,925080905</text:p>
          </table:table-cell>
          <table:table-cell office:value-type="float" office:value="252.143830285" calcext:value-type="float">
            <text:p>252,143830285</text:p>
          </table:table-cell>
          <table:table-cell office:value-type="float" office:value="253.210532088" calcext:value-type="float">
            <text:p>253,210532088</text:p>
          </table:table-cell>
          <table:table-cell office:value-type="float" office:value="255.02200362" calcext:value-type="float">
            <text:p>255,02200362</text:p>
          </table:table-cell>
          <table:table-cell office:value-type="float" office:value="255.467172104" calcext:value-type="float">
            <text:p>255,467172104</text:p>
          </table:table-cell>
          <table:table-cell office:value-type="float" office:value="258.656062589" calcext:value-type="float">
            <text:p>258,656062589</text:p>
          </table:table-cell>
          <table:table-cell office:value-type="float" office:value="254.446880963" calcext:value-type="float">
            <text:p>254,446880963</text:p>
          </table:table-cell>
          <table:table-cell/>
          <table:table-cell table:formula="of:=TRIMMEAN([.B11:.K11];0.2)" office:value-type="float" office:value="254.0299673635" calcext:value-type="float">
            <text:p>254,0299673635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69.269375685" calcext:value-type="float">
            <text:p>269,269375685</text:p>
          </table:table-cell>
          <table:table-cell office:value-type="float" office:value="254.464001579" calcext:value-type="float">
            <text:p>254,464001579</text:p>
          </table:table-cell>
          <table:table-cell office:value-type="float" office:value="259.465922887" calcext:value-type="float">
            <text:p>259,465922887</text:p>
          </table:table-cell>
          <table:table-cell office:value-type="float" office:value="259.453039387" calcext:value-type="float">
            <text:p>259,453039387</text:p>
          </table:table-cell>
          <table:table-cell office:value-type="float" office:value="259.854338506" calcext:value-type="float">
            <text:p>259,854338506</text:p>
          </table:table-cell>
          <table:table-cell office:value-type="float" office:value="262.78444457" calcext:value-type="float">
            <text:p>262,78444457</text:p>
          </table:table-cell>
          <table:table-cell office:value-type="float" office:value="255.728537877" calcext:value-type="float">
            <text:p>255,728537877</text:p>
          </table:table-cell>
          <table:table-cell office:value-type="float" office:value="260.056578174" calcext:value-type="float">
            <text:p>260,056578174</text:p>
          </table:table-cell>
          <table:table-cell office:value-type="float" office:value="260.335978114" calcext:value-type="float">
            <text:p>260,335978114</text:p>
          </table:table-cell>
          <table:table-cell office:value-type="float" office:value="263.924163918" calcext:value-type="float">
            <text:p>263,924163918</text:p>
          </table:table-cell>
          <table:table-cell/>
          <table:table-cell table:formula="of:=TRIMMEAN([.B12:.K12];0.2)" office:value-type="float" office:value="260.200375429125" calcext:value-type="float">
            <text:p>260,2003754291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58.289815252" calcext:value-type="float">
            <text:p>258,289815252</text:p>
          </table:table-cell>
          <table:table-cell office:value-type="float" office:value="251.557285854" calcext:value-type="float">
            <text:p>251,557285854</text:p>
          </table:table-cell>
          <table:table-cell office:value-type="float" office:value="253.214885817" calcext:value-type="float">
            <text:p>253,214885817</text:p>
          </table:table-cell>
          <table:table-cell office:value-type="float" office:value="254.681546772" calcext:value-type="float">
            <text:p>254,681546772</text:p>
          </table:table-cell>
          <table:table-cell office:value-type="float" office:value="250.468409829" calcext:value-type="float">
            <text:p>250,468409829</text:p>
          </table:table-cell>
          <table:table-cell office:value-type="float" office:value="255.123338643" calcext:value-type="float">
            <text:p>255,123338643</text:p>
          </table:table-cell>
          <table:table-cell office:value-type="float" office:value="255.685585126" calcext:value-type="float">
            <text:p>255,685585126</text:p>
          </table:table-cell>
          <table:table-cell office:value-type="float" office:value="257.689168673" calcext:value-type="float">
            <text:p>257,689168673</text:p>
          </table:table-cell>
          <table:table-cell office:value-type="float" office:value="252.310848894" calcext:value-type="float">
            <text:p>252,310848894</text:p>
          </table:table-cell>
          <table:table-cell office:value-type="float" office:value="252.866910611" calcext:value-type="float">
            <text:p>252,866910611</text:p>
          </table:table-cell>
          <table:table-cell/>
          <table:table-cell table:formula="of:=TRIMMEAN([.B13:.K13];0.2)" office:value-type="float" office:value="254.14119629875" calcext:value-type="float">
            <text:p>254,141196298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table:formula="of:=SUM([.M2:.M13])" office:value-type="float" office:value="3111.970886917" calcext:value-type="float">
            <text:p>3111,970886917</text:p>
          </table:table-cell>
        </table:table-row>
      </table:table>
      <table:table table:name="Sheet5" table:style-name="ta1">
        <table:shapes>
          <draw:frame draw:z-index="0" draw:style-name="gr1" draw:text-style-name="P1" svg:width="159.99mm" svg:height="89.99mm" svg:x="6.85mm" svg:y="20.39mm">
            <draw:object draw:notify-on-update-of-ranges="Sheet5.B1:Sheet5.B1 Sheet5.B2:Sheet5.B2 Sheet5.C1:Sheet5.C1 Sheet5.C2:Sheet5.C2 Sheet5.D1:Sheet5.D1 Sheet5.D2:Sheet5.D2 Sheet5.E1:Sheet5.E1 Sheet5.E2:Sheet5.E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1CM</text:p>
          </table:table-cell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/>
          <table:table-cell table:formula="of:=[1CM.M15]" office:value-type="float" office:value="3078.54509966887" calcext:value-type="float">
            <text:p>3078,5450996689</text:p>
          </table:table-cell>
          <table:table-cell table:formula="of:=[2CM.M15]" office:value-type="float" office:value="3416.30122914463" calcext:value-type="float">
            <text:p>3416,3012291446</text:p>
          </table:table-cell>
          <table:table-cell table:formula="of:=[4CM.M15]" office:value-type="float" office:value="3315.73787564487" calcext:value-type="float">
            <text:p>3315,7378756449</text:p>
          </table:table-cell>
          <table:table-cell table:formula="of:=[6CM.M15]" office:value-type="float" office:value="3111.970886917" calcext:value-type="float">
            <text:p>3111,9708869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 style:data-style-name="N2" text:time-value="20:04:13.1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6:09:14.417000000</meta:creation-date>
    <dc:date>2017-05-29T20:10:37.897000000</dc:date>
    <meta:editing-duration>PT17M4S</meta:editing-duration>
    <meta:editing-cycles>4</meta:editing-cycles>
    <meta:generator>LibreOffice/4.4.7.2$Windows_x86 LibreOffice_project/f3153a8b245191196a4b6b9abd1d0da16eead600</meta:generator>
    <meta:document-statistic meta:table-count="5" meta:cell-count="5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31cm" svg:y="3.454cm" style:legend-expansion="high" chart:style-name="ch2"/>
        <chart:plot-area chart:style-name="ch3" table:cell-range-address="Sheet5.B1:Sheet5.E2" chart:data-source-has-labels="row" svg:x="0.32cm" svg:y="0.18cm" svg:width="13.891cm" svg:height="8.64cm">
          <chartooo:coordinate-region svg:x="1.312cm" svg:y="0.379cm" svg:width="12.899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5.B2:Sheet5.B2" chart:label-cell-address="Sheet5.B1:Sheet5.B1" chart:class="chart:bar">
            <chart:data-point/>
          </chart:series>
          <chart:series chart:style-name="ch8" chart:values-cell-range-address="Sheet5.C2:Sheet5.C2" chart:label-cell-address="Sheet5.C1:Sheet5.C1" chart:class="chart:bar">
            <chart:data-point/>
          </chart:series>
          <chart:series chart:style-name="ch9" chart:values-cell-range-address="Sheet5.D2:Sheet5.D2" chart:label-cell-address="Sheet5.D1:Sheet5.D1" chart:class="chart:bar">
            <chart:data-point/>
          </chart:series>
          <chart:series chart:style-name="ch10" chart:values-cell-range-address="Sheet5.E2:Sheet5.E2" chart:label-cell-address="Sheet5.E1:Sheet5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Sheet5.B1:Sheet5.B1</svg:desc>
                </draw:g>
              </table:table-cell>
              <table:table-cell office:value-type="string">
                <text:p>2CM</text:p>
                <draw:g>
                  <svg:desc>Sheet5.C1:Sheet5.C1</svg:desc>
                </draw:g>
              </table:table-cell>
              <table:table-cell office:value-type="string">
                <text:p>4CM</text:p>
                <draw:g>
                  <svg:desc>Sheet5.D1:Sheet5.D1</svg:desc>
                </draw:g>
              </table:table-cell>
              <table:table-cell office:value-type="string">
                <text:p>6CM</text:p>
                <draw:g>
                  <svg:desc>Sheet5.E1:Sheet5.E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078.54509966887">
                <text:p>3078.54509966887</text:p>
                <draw:g>
                  <svg:desc>Sheet5.B2:Sheet5.B2</svg:desc>
                </draw:g>
              </table:table-cell>
              <table:table-cell office:value-type="float" office:value="3416.30122914463">
                <text:p>3416.30122914463</text:p>
                <draw:g>
                  <svg:desc>Sheet5.C2:Sheet5.C2</svg:desc>
                </draw:g>
              </table:table-cell>
              <table:table-cell office:value-type="float" office:value="3315.73787564487">
                <text:p>3315.73787564487</text:p>
                <draw:g>
                  <svg:desc>Sheet5.D2:Sheet5.D2</svg:desc>
                </draw:g>
              </table:table-cell>
              <table:table-cell office:value-type="float" office:value="3111.970886917">
                <text:p>3111.970886917</text:p>
                <draw:g>
                  <svg:desc>Sheet5.E2:Sheet5.E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